
<file path=META-INF/manifest.xml><?xml version="1.0" encoding="utf-8"?>
<manifest:manifest xmlns:manifest="urn:oasis:names:tc:opendocument:xmlns:manifest:1.0">
  <manifest:file-entry manifest:full-path="OleObj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bold" fo:font-family="'Courier New'" style:font-family-asian="'Courier New'" style:font-family-complex="'Courier New'" fo:background-color="transparent" style:use-window-font-color="true"/>
    </style:style>
    <style:style style:name="T2" style:family="text">
      <style:text-properties fo:font-size="11.00pt" fo:font-weight="normal" fo:font-family="'Courier New'" style:font-family-asian="'Courier New'" style:font-family-complex="'Courier New'" fo:background-color="transparent" style:use-window-font-color="true"/>
    </style:style>
    <style:style style:name="T3" style:family="text">
      <style:text-properties fo:font-size="11.00pt" fo:font-weight="normal" fo:font-family="'Courier New'" style:font-family-asian="'Courier New'" style:font-family-complex="'Courier New'" fo:background-color="transparent" style:use-window-font-color="true"/>
    </style:style>
    <style:style style:name="T4" style:family="text">
      <style:text-properties fo:font-size="11.00pt" fo:font-weight="normal" style:text-underline-mode="continuous" style:text-underline-type="single" style:text-underline-style="solid" style:text-underline-width="normal" fo:font-family="'Courier New'" style:font-family-asian="'Courier New'" style:font-family-complex="'Courier New'" fo:background-color="transparent" fo:color="#0000ff"/>
    </style:style>
    <style:style style:name="T5" style:family="text">
      <style:text-properties fo:font-size="11.00pt" fo:font-weight="normal" fo:font-family="'Courier New'" style:font-family-asian="'Courier New'" style:font-family-complex="'Courier New'" fo:background-color="transparent" style:use-window-font-color="true"/>
    </style:style>
    <style:style style:name="T6" style:family="text">
      <style:text-properties fo:font-size="11.00pt" fo:font-weight="normal" fo:font-family="'Courier New'" style:font-family-asian="'Courier New'" style:font-family-complex="'Courier New'" fo:background-color="transparent" style:use-window-font-color="true"/>
    </style:style>
    <style:style style:name="P1" style:family="paragraph">
      <style:paragraph-properties fo:line-height="100.00%" fo:text-align="left"/>
    </style:style>
    <style:style style:name="P2" style:family="paragraph">
      <style:paragraph-properties fo:line-height="100.00%" fo:text-align="left"/>
    </style:style>
    <style:style style:name="P3" style:family="paragraph">
      <style:paragraph-properties fo:line-height="100.00%" fo:text-align="left"/>
    </style:style>
  </office:automatic-styles>
  <office:body>
    <office:text>
      <text:p text:style-name="P1"><text:span text:style-name="T1">Model-View-Controller(MVC):</text:span><text:span text:style-name="T2"/></text:p>
      <text:p text:style-name="P1"><text:span text:style-name="T2"/></text:p>
      <text:p text:style-name="P1"><text:span text:style-name="T2">Programme/Software zum Beispiel Datenbankabfragen (etc.) benutzen MVC. Die meißten Programme verwenden dies im Hintergrund.</text:span></text:p>
      <text:p text:style-name="P1"><text:span text:style-name="T2">Es existieren viele Bibliotheken die MVC unterstützen.</text:span></text:p>
      <text:p text:style-name="P1"><text:span text:style-name="T2">Heutzutage ist es leichter mit den Bibliotheken zu arbeiten, deshalb hat der Anwender oft wenig mit MVC zu tun.</text:span></text:p>
      <text:p text:style-name="P1"><text:span text:style-name="T2">MVC wurde mit Programmiersprache "smalltalk" zusammen vorgestellt, anfangs war MVC<text:s text:c="2"/>eine Idee, welche die Ausführungen(Interaktionen) der bedienenden Person<text:s text:c="2"/>(z.B.<text:s text:c="2"/>über Mausklicke) von dem sich ändernden Aussehen und Inhalt konkret trennt. </text:span></text:p>
      <text:p text:style-name="P1"><text:span text:style-name="T2"/></text:p>
      <text:p text:style-name="P1"><text:span text:style-name="T2">Dabei spielen "Model", "View" und "Controller" eine zusammenhängende Rolle. Und zwar handelt das "Model" meißt passiv, es wartet auf die Anfrage des Controllers, wobei sich das "Model" daraufhin auf die Veränderungen anpasst. Der "Controller"<text:s text:c="2"/>verarbeitet die Eingaben des Benutzers zum Beispiel durch Tastatur oder Mauseingaben. Zuletzt spielt das "View" noch eine wichtige Rolle, denn dieses ist für die<text:s text:c="2"/>optische Darstellung verantwortlich, indem es das "Model" befragt und auf dessen Informationen seine Optik/Darstellung (für den Benutzer) verändert.</text:span></text:p>
      <text:p text:style-name="P1"><text:span text:style-name="T2"/></text:p>
      <text:p text:style-name="P1"><text:span text:style-name="T2">Heutzutage ist das Verständnis von MVC unterschiedlich, da zur Zeit von<text:s text:c="2"/>"smalltalk" der "Controller" zum Beispiel explizit auch die Aufgabe hatte Maus-klicks(- bewegungen) einem bestimmten Bereich im Bildschirm zuzuordnen, welches jedoch jetzt als selbstverständlich erachtet wird, weil u.a.<text:s text:c="2"/>Bibliotheken diese implizieren.</text:span></text:p>
      <text:p text:style-name="P1"><text:span text:style-name="T2"/></text:p>
      <text:p text:style-name="P1"><text:span text:style-name="T2">Ein 'Model' in MVC muss folgende Eigenschaften haben:</text:span></text:p>
      <text:p text:style-name="P1"><text:span text:style-name="T2">"Es muss einen Zustand verwalten können."</text:span></text:p>
      <text:p text:style-name="P1"><text:span text:style-name="T2">"Es muss darstellbar sein. Es muss auf Aufforderungen zu Änderungen<text:s text:c="2"/>reagieren können." </text:span></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draw:frame text:anchor-type="as-char" svg:width="152.40mm" svg:height="203.99mm" style:rel-width="scale" style:rel-height="scale"><draw:object-ole xlink:href="OleObj1"/><draw:image xlink:href="ObjectReplacements/OleObj1"/></draw:frame><text:span text:style-name="T2"/></text:p>
      <text:p text:style-name="P1"><text:span text:style-name="T2">//</text:span></text:p>
      <text:p text:style-name="P1"><text:span text:style-name="T2">Für Erklärung der Grafik:</text:span></text:p>
      <text:p text:style-name="P1"><text:span text:style-name="T2"/></text:p>
      <text:p text:style-name="P1"><text:span text:style-name="T2">view: ist das was man auf dem bildschirm sieht: grafische (Bedien-)oberfläche, diverse Eingabemöglichkeiten, </text:span></text:p>
      <text:p text:style-name="P1"><text:span text:style-name="T2"/></text:p>
      <text:p text:style-name="P1"><text:span text:style-name="T2"/></text:p>
      <text:p text:style-name="P1"><text:span text:style-name="T2">Controller: verarbeitet das was von view als interaktion kommt, &amp; gibt<text:s text:c="2"/>änderungen an model durch, </text:span></text:p>
      <text:p text:style-name="P1"><text:span text:style-name="T2"/></text:p>
      <text:p text:style-name="P1"><text:span text:style-name="T2">model: anbindung an datenbank, ggf. geschäftslogik (zb nach 10 einkäufen<text:s text:c="2"/>20%rabatt), kommuniziert mit view (verschieden möglichkeiten) zb holt daten<text:s text:c="2"/>direkt vom view, oder model'meldet' sich beim view und teilt<text:s text:c="2"/>änderungsmeldungen mit</text:span></text:p>
      <text:p text:style-name="P1"><text:span text:style-name="T2"/></text:p>
      <text:p text:style-name="P1"><text:span text:style-name="T2"/></text:p>
      <text:p text:style-name="P2"><text:span text:style-name="T3">(Quelle: Wikipedia,<text:s/></text:span><text:a xlink:href="http://openbook.galileocomputing.de/oo/oo_06_moduleundarchitektur_001.htm"><text:span text:style-name="T4">http://openbook.galileocomputing.de/oo/oo_06_moduleundarchitektur_001.htm</text:span></text:a><text:span text:style-name="T5">)</text:span></text:p>
      <text:p text:style-name="P3"><text:span text:style-name="T6"/></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